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svg:font-family="David"/>
    <style:font-face style:name="Georgia" svg:font-family="Georgia"/>
    <style:font-face style:name="Times New Roman" svg:font-family="'Times New Roman'"/>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228in" style:page-number="auto"/>
      <style:text-properties fo:font-size="7.09999990463257pt" style:font-size-asian="7.09999990463257pt" style:font-size-complex="7.09999990463257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728in" style:type="right"/>
        </style:tab-stops>
      </style:paragraph-properties>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866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634in" style:type="right"/>
        </style:tab-stops>
      </style:paragraph-properties>
    </style:style>
    <style:style style:name="P6" style:family="paragraph" style:parent-style-name="Body_20_text_20__28_2_29_" style:master-page-name="">
      <style:paragraph-properties fo:margin-left="0in" fo:margin-right="0in" fo:margin-top="0in" fo:margin-bottom="0in" loext:contextual-spacing="false" fo:line-height="0.1272in" fo:text-align="start" style:justify-single-word="false" fo:text-indent="0in" style:auto-text-indent="false" style:page-number="auto"/>
    </style:style>
    <style:style style:name="P7" style:family="paragraph" style:parent-style-name="Body_20_text_20__28_2_29_" style:master-page-name="">
      <style:paragraph-properties fo:margin-left="0in" fo:margin-right="0in" fo:margin-top="0in" fo:margin-bottom="0in" loext:contextual-spacing="false" fo:line-height="0.1272in" fo:text-align="end" style:justify-single-word="false" fo:text-indent="0in" style:auto-text-indent="false" style:page-number="auto"/>
    </style:style>
    <style:style style:name="P8" style:family="paragraph" style:parent-style-name="Body_20_text_20__28_4_29_" style:master-page-name="">
      <style:paragraph-properties fo:margin-left="0in" fo:margin-right="0in" fo:margin-top="0in" fo:margin-bottom="0in" loext:contextual-spacing="false" fo:line-height="0.0902in" fo:text-indent="0in" style:auto-text-indent="false" style:page-number="auto"/>
    </style:style>
    <style:style style:name="P9" style:family="paragraph" style:parent-style-name="Body_20_text_20__28_4_29_" style:master-page-name="">
      <style:paragraph-properties fo:margin-left="0in" fo:margin-right="0in" fo:margin-top="0in" fo:margin-bottom="0in" loext:contextual-spacing="false" fo:line-height="0.0902in" fo:text-align="end" style:justify-single-word="false" fo:text-indent="0in" style:auto-text-indent="false" style:page-number="auto"/>
    </style:style>
    <style:style style:name="P10" style:family="paragraph" style:parent-style-name="Body_20_text_20__28_2_29_" style:master-page-name="">
      <style:paragraph-properties fo:margin-left="0.1945in" fo:margin-right="0in" fo:margin-top="0in" fo:margin-bottom="0in" loext:contextual-spacing="false" fo:line-height="0.1272in" fo:text-align="justify" style:justify-single-word="false" fo:text-indent="0in" style:auto-text-indent="false" style:page-number="auto"/>
    </style:style>
    <style:style style:name="P11" style:family="paragraph" style:parent-style-name="Body_20_text_20__28_2_29_"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style>
    <style:style style:name="P12" style:family="paragraph" style:parent-style-name="Body_20_text_20__28_2_29_"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01in"/>
        </style:tab-stops>
      </style:paragraph-properties>
    </style:style>
    <style:style style:name="P13" style:family="paragraph" style:parent-style-name="Body_20_text_20__28_2_29_" style:master-page-name="">
      <style:paragraph-properties fo:margin-left="0in" fo:margin-right="0in" fo:margin-top="0in" fo:margin-bottom="0in" loext:contextual-spacing="false" fo:line-height="0.1272in" fo:text-align="start" style:justify-single-word="false" fo:text-indent="0.139in" style:auto-text-indent="false" style:page-number="auto"/>
    </style:style>
    <style:style style:name="P14" style:family="paragraph" style:parent-style-name="Body_20_text_20__28_2_29_" style:master-page-name="">
      <style:paragraph-properties fo:margin-left="0.1807in" fo:margin-right="0in" fo:margin-top="0in" fo:margin-bottom="0in" loext:contextual-spacing="false" fo:line-height="0.1272in" fo:text-align="start" style:justify-single-word="false" fo:text-indent="0in" style:auto-text-indent="false" style:page-number="auto"/>
    </style:style>
    <style:style style:name="P15" style:family="paragraph" style:parent-style-name="Body_20_text_20__28_2_29_" style:master-page-name="">
      <style:paragraph-properties fo:margin-left="0in" fo:margin-right="0in" fo:margin-top="0in" fo:margin-bottom="0in" loext:contextual-spacing="false" fo:line-height="0.1272in" fo:text-align="start" style:justify-single-word="false" fo:text-indent="0.1665in" style:auto-text-indent="false" style:page-number="auto"/>
    </style:style>
    <style:style style:name="P16" style:family="paragraph" style:parent-style-name="Body_20_text_20__28_4_29_" style:master-page-name="">
      <style:paragraph-properties fo:margin-left="0in" fo:margin-right="0in" fo:margin-top="0in" fo:margin-bottom="0in" loext:contextual-spacing="false" fo:text-indent="0.1665in" style:auto-text-indent="false" style:page-number="auto"/>
    </style:style>
    <style:style style:name="P17" style:family="paragraph" style:parent-style-name="Body_20_text_20__28_2_29_" style:master-page-name="">
      <style:paragraph-properties fo:margin-left="0in" fo:margin-right="0in" fo:margin-top="0in" fo:margin-bottom="0.0835in" loext:contextual-spacing="false" fo:line-height="0.1272in" fo:text-align="start" style:justify-single-word="false" fo:text-indent="0.1665in" style:auto-text-indent="false" style:page-number="auto"/>
    </style:style>
    <style:style style:name="P18" style:family="paragraph" style:parent-style-name="Body_20_text_20__28_2_29_" style:master-page-name="">
      <style:paragraph-properties fo:margin-left="0in" fo:margin-right="0in" fo:margin-top="0in" fo:margin-bottom="0in" loext:contextual-spacing="false" fo:line-height="0.1272in" fo:text-align="start" style:justify-single-word="false" fo:text-indent="0.1528in" style:auto-text-indent="false" style:page-number="auto"/>
    </style:style>
    <style:style style:name="P19" style:family="paragraph" style:parent-style-name="Body_20_text_20__28_4_29_" style:master-page-name="">
      <style:paragraph-properties fo:margin-left="0in" fo:margin-right="0in" fo:margin-top="0in" fo:margin-bottom="0in" loext:contextual-spacing="false" fo:text-indent="0.1528in" style:auto-text-indent="false" style:page-number="auto">
        <style:tab-stops>
          <style:tab-stop style:position="1.4402in"/>
        </style:tab-stops>
      </style:paragraph-properties>
    </style:style>
    <style:style style:name="P20" style:family="paragraph" style:parent-style-name="Body_20_text_20__28_2_29_" style:master-page-name="">
      <style:paragraph-properties fo:margin-left="0.3193in" fo:margin-right="0in" fo:margin-top="0in" fo:margin-bottom="0in" loext:contextual-spacing="false" fo:line-height="0.1272in" fo:text-align="start" style:justify-single-word="false" fo:text-indent="0in" style:auto-text-indent="false" style:page-number="auto"/>
    </style:style>
    <style:style style:name="P21" style:family="paragraph" style:parent-style-name="Body_20_text_20__28_4_29_" style:master-page-name="">
      <style:paragraph-properties fo:margin-left="0in" fo:margin-right="0in" fo:margin-top="0in" fo:margin-bottom="0in" loext:contextual-spacing="false" fo:text-indent="0.1945in" style:auto-text-indent="false" style:page-number="auto"/>
    </style:style>
    <style:style style:name="P22" style:family="paragraph" style:parent-style-name="Body_20_text_20__28_7_29_" style:master-page-name="">
      <style:paragraph-properties fo:margin-left="0in" fo:margin-right="0in" fo:margin-top="0in" fo:margin-bottom="0in" loext:contextual-spacing="false" fo:text-align="start" style:justify-single-word="false" fo:text-indent="0.6528in" style:auto-text-indent="false" style:page-number="auto"/>
    </style:style>
    <style:style style:name="P23" style:family="paragraph" style:parent-style-name="Body_20_text_20__28_2_29_" style:master-page-name="">
      <style:paragraph-properties fo:margin-left="0in" fo:margin-right="0.1945in" fo:margin-top="0in" fo:margin-bottom="0in" loext:contextual-spacing="false" fo:line-height="0.1272in" fo:text-align="justify" style:justify-single-word="false" fo:text-indent="0.139in" style:auto-text-indent="false" style:page-number="auto"/>
    </style:style>
    <style:style style:name="P24" style:family="paragraph" style:parent-style-name="Body_20_text_20__28_4_29_" style:master-page-name="">
      <style:paragraph-properties fo:margin-left="0in" fo:margin-right="0in" fo:margin-top="0in" fo:margin-bottom="0in" loext:contextual-spacing="false" fo:text-indent="0.1807in" style:auto-text-indent="false" style:page-number="auto"/>
    </style:style>
    <style:style style:name="P25" style:family="paragraph" style:parent-style-name="Body_20_text_20__28_2_29_" style:master-page-name="">
      <style:paragraph-properties fo:margin-left="0in" fo:margin-right="0.2083in" fo:margin-top="0in" fo:margin-bottom="0in" loext:contextual-spacing="false" fo:line-height="0.1272in" fo:text-align="justify" style:justify-single-word="false" fo:text-indent="0in" style:auto-text-indent="false" style:page-number="auto"/>
    </style:style>
    <style:style style:name="P26" style:family="paragraph" style:parent-style-name="Body_20_text_20__28_5_29_" style:list-style-name="L5"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008in"/>
        </style:tab-stops>
      </style:paragraph-properties>
    </style:style>
    <style:style style:name="P27" style:family="paragraph" style:parent-style-name="Body_20_text_20__28_5_29_" style:list-style-name="L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8028in"/>
        </style:tab-stops>
      </style:paragraph-properties>
    </style:style>
    <style:style style:name="P28" style:family="paragraph" style:parent-style-name="Body_20_text_20__28_6_29_" style:list-style-name="L5" style:master-page-name="">
      <style:paragraph-properties fo:margin-left="0.222in" fo:margin-right="0in" fo:margin-top="0in" fo:margin-bottom="0in" loext:contextual-spacing="false" fo:text-indent="-0.222in" style:auto-text-indent="false" style:page-number="auto">
        <style:tab-stops>
          <style:tab-stop style:position="-0.0189in"/>
        </style:tab-stops>
      </style:paragraph-properties>
    </style:style>
    <style:style style:name="P29" style:family="paragraph" style:parent-style-name="Body_20_text_20__28_2_29_" style:master-page-name="PageStyle0">
      <style:paragraph-properties fo:margin-left="0.111in" fo:margin-right="0in" fo:margin-top="0in" fo:margin-bottom="0.0417in" loext:contextual-spacing="false" fo:line-height="0.1181in" fo:text-indent="0in" style:auto-text-indent="false" style:page-number="1"/>
    </style:style>
    <style:style style:name="P30" style:family="paragraph" style:parent-style-name="Body_20_text_20__28_2_29_" style:list-style-name="L1" style:master-page-name="">
      <style:paragraph-properties fo:margin-left="0in" fo:margin-right="0in" fo:margin-top="0in" fo:margin-bottom="0in" loext:contextual-spacing="false" fo:line-height="0.1272in" fo:text-align="start" style:justify-single-word="false" fo:text-indent="0in" style:auto-text-indent="false" style:page-number="auto">
        <style:tab-stops>
          <style:tab-stop style:position="0.2701in"/>
        </style:tab-stops>
      </style:paragraph-properties>
    </style:style>
    <style:style style:name="P31" style:family="paragraph" style:parent-style-name="Body_20_text_20__28_2_29_" style:list-style-name="L5" style:master-page-name="">
      <style:paragraph-properties fo:margin-left="0in" fo:margin-right="0in" fo:margin-top="0in" fo:margin-bottom="0in" loext:contextual-spacing="false" fo:line-height="0.1272in" fo:text-align="justify" style:justify-single-word="false" fo:text-indent="0in" style:auto-text-indent="false" style:page-number="auto">
        <style:tab-stops>
          <style:tab-stop style:position="0.278in"/>
        </style:tab-stops>
      </style:paragraph-properties>
    </style:style>
    <style:style style:name="P32" style:family="paragraph" style:parent-style-name="Body_20_text_20__28_2_29_" style:list-style-name="L2" style:master-page-name="">
      <style:paragraph-properties fo:margin-left="0in" fo:margin-right="0in" fo:margin-top="0in" fo:margin-bottom="0in" loext:contextual-spacing="false" fo:line-height="0.1272in" fo:text-align="start" style:justify-single-word="false" fo:text-indent="0.139in" style:auto-text-indent="false" style:page-number="auto">
        <style:tab-stops>
          <style:tab-stop style:position="0.2866in"/>
        </style:tab-stops>
      </style:paragraph-properties>
    </style:style>
    <style:style style:name="P33" style:family="paragraph" style:parent-style-name="Body_20_text_20__28_2_29_" style:master-page-name="PageStyle1">
      <style:paragraph-properties fo:margin-left="0.1807in" fo:margin-right="0in" fo:margin-top="0in" fo:margin-bottom="0in" loext:contextual-spacing="false" fo:line-height="0.1272in" fo:text-align="justify" style:justify-single-word="false" fo:text-indent="0in" style:auto-text-indent="false" style:page-number="263"/>
    </style:style>
    <style:style style:name="P34" style:family="paragraph" style:parent-style-name="Body_20_text_20__28_2_29_" style:list-style-name="L3"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99in"/>
        </style:tab-stops>
      </style:paragraph-properties>
    </style:style>
    <style:style style:name="P35" style:family="paragraph" style:parent-style-name="Body_20_text_20__28_2_29_" style:list-style-name="L6"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99in"/>
        </style:tab-stops>
      </style:paragraph-properties>
    </style:style>
    <style:style style:name="P36" style:family="paragraph" style:parent-style-name="Body_20_text_20__28_2_29_" style:list-style-name="L3"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28in"/>
        </style:tab-stops>
      </style:paragraph-properties>
    </style:style>
    <style:style style:name="P37" style:family="paragraph" style:parent-style-name="Body_20_text_20__28_2_29_" style:list-style-name="L6"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28in"/>
        </style:tab-stops>
      </style:paragraph-properties>
    </style:style>
    <style:style style:name="P38" style:family="paragraph" style:parent-style-name="Body_20_text_20__28_2_29_" style:list-style-name="L3"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492in"/>
        </style:tab-stops>
      </style:paragraph-properties>
    </style:style>
    <style:style style:name="P39" style:family="paragraph" style:parent-style-name="Body_20_text_20__28_2_29_" style:list-style-name="L3"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72in"/>
        </style:tab-stops>
      </style:paragraph-properties>
    </style:style>
    <style:style style:name="P40" style:family="paragraph" style:parent-style-name="Body_20_text_20__28_2_29_" style:list-style-name="L4"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28in"/>
        </style:tab-stops>
      </style:paragraph-properties>
    </style:style>
    <style:style style:name="P41" style:family="paragraph" style:parent-style-name="Body_20_text_20__28_2_29_" style:list-style-name="L6"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01in"/>
        </style:tab-stops>
      </style:paragraph-properties>
    </style:style>
    <style:style style:name="P42" style:family="paragraph" style:parent-style-name="Body_20_text_20__28_2_29_" style:list-style-name="L7"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898in"/>
        </style:tab-stops>
      </style:paragraph-properties>
    </style:style>
    <style:style style:name="P43" style:family="paragraph" style:parent-style-name="Body_20_text_20__28_2_29_" style:list-style-name="L7"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165in"/>
        </style:tab-stops>
      </style:paragraph-properties>
    </style:style>
    <style:style style:name="P44" style:family="paragraph" style:parent-style-name="Body_20_text_20__28_2_29_" style:master-page-name="PageStyle2">
      <style:paragraph-properties fo:margin-left="0.1945in" fo:margin-right="0in" fo:margin-top="0in" fo:margin-bottom="0in" loext:contextual-spacing="false" fo:line-height="0.1272in" fo:text-align="start" style:justify-single-word="false" fo:text-indent="0in" style:auto-text-indent="false" style:page-number="264"/>
    </style:style>
    <style:style style:name="P45" style:family="paragraph" style:parent-style-name="Body_20_text_20__28_2_29_" style:list-style-name="L5"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339in"/>
        </style:tab-stops>
      </style:paragraph-properties>
    </style:style>
    <style:style style:name="P46" style:family="paragraph" style:parent-style-name="Body_20_text_20__28_2_29_" style:list-style-name="L5"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319in"/>
        </style:tab-stops>
      </style:paragraph-properties>
    </style:style>
    <style:style style:name="P47" style:family="paragraph" style:parent-style-name="Body_20_text_20__28_2_29_" style:list-style-name="L5"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402in"/>
        </style:tab-stops>
      </style:paragraph-properties>
    </style:style>
    <style:style style:name="P48" style:family="paragraph" style:parent-style-name="Body_20_text_20__28_2_29_" style:list-style-name="L5" style:master-page-name="">
      <style:paragraph-properties fo:margin-left="0.222in" fo:margin-right="0in" fo:margin-top="0in" fo:margin-bottom="0in" loext:contextual-spacing="false" fo:line-height="0.1272in" fo:text-align="justify" style:justify-single-word="false" fo:text-indent="-0.222in" style:auto-text-indent="false" style:page-number="auto">
        <style:tab-stops>
          <style:tab-stop style:position="-0.0189in"/>
        </style:tab-stops>
      </style:paragraph-properties>
    </style:style>
    <style:style style:name="P49" style:family="paragraph" style:parent-style-name="Body_20_text_20__28_2_29_" style:list-style-name="L5" style:master-page-name="">
      <style:paragraph-properties fo:margin-left="0.222in" fo:margin-right="0in" fo:margin-top="0in" fo:margin-bottom="0in" loext:contextual-spacing="false" fo:line-height="0.1272in" fo:text-align="justify" style:justify-single-word="false" fo:text-indent="-0.222in" style:auto-text-indent="false" style:page-number="auto">
        <style:tab-stops>
          <style:tab-stop style:position="-0.0154in"/>
        </style:tab-stops>
      </style:paragraph-properties>
    </style:style>
    <style:style style:name="P50" style:family="paragraph" style:parent-style-name="Body_20_text_20__28_2_29_" style:list-style-name="L5" style:master-page-name="">
      <style:paragraph-properties fo:margin-left="0.222in" fo:margin-right="0in" fo:margin-top="0in" fo:margin-bottom="0in" loext:contextual-spacing="false" fo:line-height="0.1272in" fo:text-align="justify" style:justify-single-word="false" fo:text-indent="-0.222in" style:auto-text-indent="false" style:page-number="auto">
        <style:tab-stops>
          <style:tab-stop style:position="0.0555in"/>
        </style:tab-stops>
      </style:paragraph-properties>
    </style:style>
    <style:style style:name="P51" style:family="paragraph" style:parent-style-name="Body_20_text_20__28_2_29_" style:list-style-name="L5" style:master-page-name="">
      <style:paragraph-properties fo:margin-left="0.222in" fo:margin-right="0in" fo:margin-top="0in" fo:margin-bottom="0in" loext:contextual-spacing="false" fo:line-height="0.1272in" fo:text-align="justify" style:justify-single-word="false" fo:text-indent="-0.222in" style:auto-text-indent="false" style:page-number="auto">
        <style:tab-stops>
          <style:tab-stop style:position="-0.0118in"/>
        </style:tab-stops>
      </style:paragraph-properties>
    </style:style>
    <style:style style:name="P52" style:family="paragraph" style:parent-style-name="Heading_20__23_1" style:master-page-name="">
      <style:paragraph-properties fo:margin-left="0.111in" fo:margin-right="0in" fo:margin-top="0in" fo:margin-bottom="0in" loext:contextual-spacing="false" fo:line-height="0.1807in" fo:keep-together="always" fo:text-indent="0in" style:auto-text-indent="false" style:page-number="auto" fo:keep-with-next="always"/>
    </style:style>
    <style:style style:name="T1" style:family="text">
      <style:text-properties fo:color="#000000" style:text-position="-25% 58%"/>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Sect1" style:family="section">
      <style:section-properties fo:margin-left="1.9547in" fo:margin-right="2.4283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1.9547in" fo:margin-right="2.4283in" style:editable="false">
        <style:columns fo:column-count="2" fo:column-gap="0.0902in">
          <style:column style:rel-width="32767*" fo:start-indent="0in" fo:end-indent="0.0453in"/>
          <style:column style:rel-width="32768*" fo:start-indent="0.0453in" fo:end-indent="0in"/>
        </style:columns>
      </style:section-properties>
    </style:style>
    <style:style style:name="Sect4" style:family="section">
      <style:section-properties fo:margin-left="2.1134in" fo:margin-right="2.2335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10"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4"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4"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4"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4"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20"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4"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29"><text:span text:style-name="CharStyle4">THE FIRST EPISTLE OF PAUL THE APOSTLE TO</text:span></text:p>
        <text:h text:style-name="P52" text:outline-level="1"><text:bookmark-start text:name="bookmark0"/><text:span text:style-name="CharStyle6">TIMOTHEUS</text:span><text:bookmark-end text:name="bookmark0"/></text:h>
      </text:section>
      <text:section text:style-name="Sect2" text:name="Section1">
        <text:p text:style-name="P2"/>
        <text:p text:style-name="P1"/>
      </text:section>
      <text:section text:style-name="Sect3" text:name="Section2">
        <text:p text:style-name="Body_20_text_20__28_3_29__20__2b__20_DropCap1">I<text:span text:style-name="CharStyle8">Paul an apostle of Christ Jesus by command of God our Saviour and Christ Jesus 2 our Hope, to Timotheus his law­ful son in the faith: grace, mercy, peace from God the Father and Christ Jesus our Lord.</text:span></text:p>
        <text:list xml:id="list9182095637690171532" text:style-name="L1">
          <text:list-item>
            <text:p text:style-name="P30"><text:span text:style-name="CharStyle10"><text:tab/></text:span><text:span text:style-name="CharStyle4">As I asked you when I was on my way to Macedonia, stay where you are at Ephesus and warn certain individuals against 4 teaching novelties and study­ing myths and interminable genealogies; such studies bear upon speculations rather than on the divine order which be- 5 longs to faith. Whereas the aim of the Christian discipline is the love that springs from a pure heart, from a good con­science, and from a sincere faith. 6 Certain individuals have failed here by turning to empty argu- </text:span><text:span text:style-name="CharStyle10">7</text:span><text:span text:style-name="CharStyle4"> ment; doctors of the Law is what they want to be, but they have no idea either of the meaning of the words they use or of the themes on which they 8 harp. I am well aware that ‘the Law is admirable’—pro­vided that one makes a lawful </text:span><text:span text:style-name="CharStyle10">9</text:span><text:span text:style-name="CharStyle4"> use of it; he must keep in mind that no law is ever made for honest people but for the lawless and the insubordinate, for the impious and the sinful, for the irreverent and the profane, for parricides and matricides, mur- io derers, immoral persons, sodom­ites, kidnappers, liars, perjurers, and whatever else is contrary to ii sound doctrine as laid down hy that glorious gospel of the blessed God with which I have been entrusted.</text:span></text:p>
          </text:list-item>
        </text:list>
        <text:list xml:id="list2961543177520417091" text:style-name="L2">
          <text:list-item>
            <text:p text:style-name="P32"><text:span text:style-name="CharStyle4"><text:tab/>render thanks to Christ is Jesus our Lord, who has made me able for this; he considered me trustworthy and appoint­ed me to the ministry, though I 13 had formerly been a blasphemer and a persecutor and a wanton aggressor. I obtained mercy be­cause in my unbelief I had acted out of ignorance; and the grace 14 of our Lord flooded my life, along with the faith and love that Christ Jesus inspires. It is IS a sure word, it deserves all praise, that “Christ Jesus came into the world to save sinners”; and though I am the foremost of sinners, I obtained mercy, for 16 the purpose of furnishing Christ Jesus with a supreme proof of his utter patience, a typical il­lustration of it for all who were to believe in him and gain eter­nal life. To the King of 17 eternity, immortal, invisible, the only God, be honour and glory for ever and ever: Amen.</text:span></text:p>
          </text:list-item>
        </text:list>
        <text:p text:style-name="P13"><text:span text:style-name="CharStyle4">I transmit these injunctions to 18 you, Timotheus my son, in ac­cordance with what the prophets said who first directed me to you; fight the good fight on these lines, holding to faith and a 19 good conscience. Certain indi­viduals have scouted the good conscience and thus come to grief over their faith—includ- 20 ing Hymenaeus and Alexander, whom I have made over to Satan. That will teach them to stop their blasphemous on­goings!</text:span></text:p>
        <text:p text:style-name="P23"><text:span text:style-name="CharStyle4">Well, my very first counsel </text:span><text:span text:style-name="CharStyle11">ey </text:span><text:span text:style-name="CharStyle4">is that supplications, prayers, “ petitions, and thanksgiving, are to be offered for all men—for 2</text:span></text:p>
      </text:section>
      <text:section text:style-name="Sect4" text:name="Section3">
        <text:p text:style-name="P33"><text:span text:style-name="CharStyle4">kings and all in authority, that we may lead a quiet, tranquil life in all godliness and gravity.</text:span></text:p>
        <text:list xml:id="list7415452417418449477" text:style-name="L3">
          <text:list-item>
            <text:p text:style-name="P34"><text:span text:style-name="CharStyle4"><text:tab/>It is good to pray thus, it is</text:span></text:p>
          </text:list-item>
          <text:list-item>
            <text:p text:style-name="P36"><text:span text:style-name="CharStyle4"><text:tab/>acceptable to our Saviour, to the God who desires all men to be saved and to attain the knowl-</text:span></text:p>
          </text:list-item>
          <text:list-item>
            <text:p text:style-name="P36"><text:span text:style-name="CharStyle4"><text:tab/>edge of the Truth. For “there is one God” and “one inter­mediary between God and men,</text:span></text:p>
          </text:list-item>
          <text:list-item>
            <text:p text:style-name="P36"><text:span text:style-name="CharStyle4"><text:tab/>the man Christ Jesus who gave himself as a ransom for all”:— in due time this was attested,</text:span></text:p>
          </text:list-item>
          <text:list-item>
            <text:p text:style-name="P36"><text:span text:style-name="CharStyle4"><text:tab/>and I was appointed to be its herald and apostle (I am not tell­ing a lie, it is the truth), to teach the Gentiles faith and truth.</text:span></text:p>
          </text:list-item>
          <text:list-item>
            <text:p text:style-name="P38"><text:span text:style-name="CharStyle4"><text:tab/>Now I want the men to offer prayer at any meeting of the church; and let the hands they lift to heaven be holy—they must be free from anger and</text:span></text:p>
          </text:list-item>
          <text:list-item>
            <text:p text:style-name="P39"><text:span text:style-name="CharStyle4"><text:tab/>dissension. Women in turn are to dress modestly and quietly in seemly garb; they are not to adorn themselves with plaits of hair, with gold or pearls or ex-</text:span></text:p>
          </text:list-item>
        </text:list>
        <text:p text:style-name="P12"><text:span text:style-name="CharStyle4">io<text:tab/>pensive finery, but with good deeds (as befits women who</text:span></text:p>
        <text:p text:style-name="P11"><text:span text:style-name="CharStyle4">XI make a religious profession). A woman must listen quietly in church and be perfectly sub-</text:span></text:p>
        <text:list xml:id="list2097032831494051538" text:style-name="L4">
          <text:list-item>
            <text:p text:style-name="P40"><text:span text:style-name="CharStyle4"><text:tab/>missive; I allow no woman to teach or dictate to men, she</text:span></text:p>
          </text:list-item>
          <text:list-item>
            <text:p text:style-name="P40"><text:span text:style-name="CharStyle4"><text:tab/>must keep quiet. For Adam was</text:span></text:p>
          </text:list-item>
          <text:list-item>
            <text:p text:style-name="P40"><text:span text:style-name="CharStyle4"><text:tab/>created first, then Eve; and Adam was not deceived, it was Eve who was deceived and who</text:span></text:p>
          </text:list-item>
          <text:list-item>
            <text:p text:style-name="P40"><text:span text:style-name="CharStyle4"><text:tab/>fell into sin. However, women will get safely through child­birth, if they continue to be faithful and loving and holy as well as unassuming.</text:span></text:p>
          </text:list-item>
        </text:list>
        <text:p text:style-name="Body_20_text_20__28_3_29__20__2b__20_DropCap2">3<text:span text:style-name="CharStyle8"> It is a popular * saying that “whoever aspires to office is set upon an excellent occupa- 2 tion.” Well, for the office of a bishop a man must be above</text:span></text:p>
        <text:p text:style-name="P24"><text:span text:style-name="CharStyle17">* Reading Avdpamivos. It is more easy to understand how it was altered to </text:span><text:span text:style-name="CharStyle18">jhotos</text:span><text:span text:style-name="CharStyle17"> for the sake of uniformity with i. 15, etc., than vice versa.</text:span></text:p>
        <text:p text:style-name="P6"><text:span text:style-name="CharStyle4">reproach; he must be married only once, he must be temperate, master of himself, unruffled, hospitable, a skilled teacher, not a drunkard, not violent, but 3 lenient and conciliatory, not a lover of money, able to manage 4 his own household properly and to keep his children submissive and perfectly respectful (if a 5 man does not know how to man­age his own household, how is he to look after the church of God?); he must not be a new 6 convert, in case he gets conceited and incurs the doom passed on the devil; also, he must have a 7 good reputation among outsid­ers, in case he incurs slander and is trapped by the devil.</text:span></text:p>
        <text:p text:style-name="P13"><text:span text:style-name="CharStyle4">Deacons in turn are to be 8 serious men; they are not to be tale-bearers nor addicted to drink or pilfering; they must 9 maintain the divine truth of the faith with a pure conscience. They too must be put on pro- 10 bation; after that, if they are above reproach, they may serve as deacons. Their wives must 11 be serious too; they must not be slanderers, they must be temper­ate and absolutely trustworthy. Deacons are to be married only 12 once, and they must manage their children and their house­holds properly. For those who 13 do good service as deacons win a good position for themselves as well as great freedom in the faith of Christ Jesus.</text:span></text:p>
        <text:p text:style-name="P13"><text:span text:style-name="CharStyle4">Though I hope to come to you 14 before long, I am writing to you in this way, in case I am de- 15 tained, to let you see how people ought to behave within the household of God, which is the church of the living God, the pillar and bulwark of the Truth. And who does not admit how 16</text:span></text:p>
        <text:p text:style-name="P44"><text:span text:style-name="CharStyle4">profound is the divine truth of our religion?—it is He who was “manifest in the flesh, vindicated by the Spirit, seen by angels,</text:span></text:p>
        <text:p text:style-name="P20"><text:span text:style-name="CharStyle4">preached among the nations, believed on throughout the world,</text:span></text:p>
        <text:p text:style-name="P20"><text:span text:style-name="CharStyle4">taken up to glory.”</text:span></text:p>
        <text:p text:style-name="P7"><text:span text:style-name="CharStyle4">But in later days, the Spirit distinctly declares, certain people will rebel against the faith; they will listen to spirits of error and to doctrines that</text:span></text:p>
        <text:list xml:id="list7711109343954356519" text:style-name="L5">
          <text:list-item>
            <text:p text:style-name="P45"><text:span text:style-name="CharStyle4"><text:tab/>daemons teach through plausi­ble sophists who are seared in</text:span></text:p>
          </text:list-item>
          <text:list-item>
            <text:p text:style-name="P45"><text:span text:style-name="CharStyle4"><text:tab/>conscience—men who prohibit marriage and insist on absti­nence from foods which God created for believing men, who understand the Truth, to par-</text:span></text:p>
          </text:list-item>
          <text:list-item>
            <text:p text:style-name="P45"><text:span text:style-name="CharStyle4"><text:tab/>take of with thanksgiving. Any­thing God has created is good, and nothing is to be tabooed— provided it is eaten with</text:span></text:p>
          </text:list-item>
          <text:list-item>
            <text:p text:style-name="P45"><text:span text:style-name="CharStyle4"><text:tab/>thanksgiving, for then it is con­secrated by God’s word, by the prayer uttered over it.</text:span></text:p>
          </text:list-item>
          <text:list-item>
            <text:p text:style-name="P46"><text:span text:style-name="CharStyle4"><text:tab/>Lay all this before the broth­erhood, and you will be an ex­cellent minister of Christ Jesus, brought up on the truths of the faith and on the lessons of the good doctrine you have already</text:span></text:p>
          </text:list-item>
          <text:list-item>
            <text:p text:style-name="P47"><text:span text:style-name="CharStyle4"><text:tab/>followed. Shut your mind against these profane, drivelling myths; train for the religious</text:span></text:p>
          </text:list-item>
          <text:list-item>
            <text:p text:style-name="P47"><text:span text:style-name="CharStyle4"><text:tab/>life. The training of the body is of some small service, but re­ligion is of service in all direc­tions; it contains the promise of life both for the present and</text:span></text:p>
          </text:list-item>
          <text:list-item>
            <text:p text:style-name="P26"><text:span text:style-name="CharStyle20"><text:tab/>for the future. It is a sure word, io it deserves all praise, that “we</text:span></text:p>
          </text:list-item>
        </text:list>
        <text:p text:style-name="P10"><text:span text:style-name="CharStyle4">toil and strive,* because our hope is fixed upon the living God, the Saviour of all men”— of believers in particular.</text:span></text:p>
        <text:p text:style-name="P21"><text:span text:style-name="CharStyle17">* Reading dyamtin®®®- The context requires an aggressive, active verb. The “sure words” all have a more or less eschatological -outlook.</text:span></text:p>
        <text:p text:style-name="P18"><text:span text:style-name="CharStyle4">Give these orders and teach </text:span><text:span text:style-name="CharStyle22">ii </text:span><text:span text:style-name="CharStyle4">these lessons. Let no one slight 12 you because you are a youth, but set the believers an example of speech, behaviour, love, faith, and purity. Attend to your 13 Scripture-reading, your preach­ing, and your teaching, till I come. You have a gift that </text:span><text:span text:style-name="CharStyle23">14 </text:span><text:span text:style-name="CharStyle4">came to you transmitted by the prophets, when the presbytery laid their hands upon you; do not neglect that gift. Attend to </text:span><text:span text:style-name="CharStyle23">15 </text:span><text:span text:style-name="CharStyle4">these duties, let them absorb you, so that all men may note your progress. Watch yourself 16 and watch your teaching; stick to your work; if you do that, you will save your hearers as well as yourself.</text:span></text:p>
        <text:p text:style-name="P18"><text:span text:style-name="CharStyle4">Never censure an older man harshly; appeal to him </text:span><text:span text:style-name="CharStyle11">** </text:span><text:span text:style-name="CharStyle4">as a father. Treat younger men 2 like brothers, older women like mothers, younger women like sisters—with perfect propriety.</text:span></text:p>
        <text:p text:style-name="P18"><text:span text:style-name="CharStyle4">Widows in real need must be 3 supported from the funds. (When a widow has children or 4 grandchildren, they must learn that the first duty of religion is to their own household, and that they should make some return to those who have brought them up. In God’s sight this is a com­mendable deed.) The really for- 5 lorn widow has her hope fixed on God, night and day she is at her prayers and supplications; whereas the widow who plunges 6 into dissipation is dead before ever she dies. So lay down 7 these rules, to prevent any re­proach being incurred. Whoever 8 does not provide for his own relatives and particularly for his own family, has repudiated the faith: he is worse than an infidel.</text:span></text:p>
        <text:p text:style-name="P6"><text:span text:style-name="CharStyle4">No one under sixty is to be put 9 on the church’s list of widows; and she must have been only</text:span></text:p>
        <text:list xml:id="list172222217611149" text:continue-numbering="true" text:style-name="L5">
          <text:list-item>
            <text:p text:style-name="P48"><text:span text:style-name="CharStyle4"><text:tab/>once married, she must have a reputation for good service, as a woman who has brought up children, shown hospitality, washed the feet of the saints, relieved distress, and interested</text:span></text:p>
          </text:list-item>
          <text:list-item>
            <text:p text:style-name="P48"><text:span text:style-name="CharStyle4"><text:tab/>herself in all good works. Re­fuse to </text:span><text:soft-page-break/><text:span text:style-name="CharStyle4">put young widows on the list, for when their wanton de­sires make them chafe against</text:span></text:p>
          </text:list-item>
          <text:list-item>
            <text:p text:style-name="P48"><text:span text:style-name="CharStyle4"><text:tab/>Christ, they want to marry and thus are guilty of breaking their</text:span></text:p>
          </text:list-item>
          <text:list-item>
            <text:p text:style-name="P48"><text:span text:style-name="CharStyle4"><text:tab/>first troth to Him. Besides, they become idle unconsciously * by gadding about from one house to another—and not merely idle but gossips and busy- bodies, repeating things they</text:span></text:p>
          </text:list-item>
          <text:list-item>
            <text:p text:style-name="P49"><text:span text:style-name="CharStyle4"><text:tab/>have no right to mention. So I prefer young widows to marry again, to bear children, to look after their households, and not to afford our opponents any</text:span></text:p>
          </text:list-item>
          <text:list-item>
            <text:p text:style-name="P49"><text:span text:style-name="CharStyle4"><text:tab/>chance of reviling us. As it is, some widows have already</text:span></text:p>
          </text:list-item>
          <text:list-item>
            <text:p text:style-name="P49"><text:span text:style-name="CharStyle4"><text:tab/>strayed after Satan.—Any be­liever, man or woman, who has widowed relatives, must give them relief; the church is not to be burdened with them; she has to relieve the widows who really need relief.</text:span></text:p>
          </text:list-item>
          <text:list-item>
            <text:p text:style-name="P50"><text:span text:style-name="CharStyle4"><text:tab/>Presbyters who are efficient presidents are to be considered worthy of ample remuneration, particularly those who have the task of preaching and teaching:</text:span></text:p>
          </text:list-item>
          <text:list-item>
            <text:p text:style-name="P28"><text:span text:style-name="CharStyle26"><text:tab/>Scripture says, </text:span><text:span text:style-name="CharStyle25">You must not muzzle an ox when he is tread­ing the grain,</text:span><text:span text:style-name="CharStyle26"> and, </text:span><text:span text:style-name="CharStyle25">A workman deserves his wages.</text:span></text:p>
          </text:list-item>
          <text:list-item>
            <text:p text:style-name="P50"><text:span text:style-name="CharStyle4"><text:tab/>Never let any charge be brought against a presbyter, un­less it is certified by two or three</text:span></text:p>
          </text:list-item>
          <text:list-item>
            <text:p text:style-name="P51"><text:span text:style-name="CharStyle4"><text:tab/>witnesses; those who are guilty of sin you should expose in pub­lic, to overawe the others.</text:span></text:p>
          </text:list-item>
          <text:list-item>
            <text:p text:style-name="P31"><text:span text:style-name="CharStyle4"><text:tab/>In presence of God and the</text:span></text:p>
          </text:list-item>
        </text:list>
        <text:p text:style-name="P9"><text:span text:style-name="CharStyle17">* I accept the conjecture XavMvown</text:span></text:p>
        <text:p text:style-name="P8"><text:span text:style-name="CharStyle17">for the navddvouai of the canonical text,</text:span></text:p>
        <text:p text:style-name="P8"><text:span text:style-name="CharStyle17">which makes the grammatical construc­tion very awkward.</text:span></text:p>
        <text:p text:style-name="P25"><text:span text:style-name="CharStyle4">Lord Jesus Christ and the elect angels, I adjure you to be un­prejudiced in carrying out these orders; be absolutely impartial.</text:span></text:p>
        <text:p text:style-name="P15"><text:span text:style-name="CharStyle4">Never be in a hurry to ordain 22 a presbyter; do not make your­self responsible for the sins of another man—keep your own life pure.* Some people’s sins 24 are notorious and call for judg­ment, but in some cases sin only comes out afterwards. Good 25 works are equally conspicuous; and even when they are not, they cannot escape notice for ever.</text:span></text:p>
        <text:p text:style-name="P17"><text:span text:style-name="CharStyle4">Let all servants who are under the yoke of slavery re- ^ member that their masters are entitled to perfect respect— otherwise it will be a scandal to the Name of God and to our doctrine. Those who have 2 Christian believers as their mas­ters must not take liberties with them because they are brothers; they must be all the better serv­ants because those who get the good of their service are believ­ers and beloved.</text:span></text:p>
        <text:p text:style-name="P15"><text:span text:style-name="CharStyle4">This is what you are to teach 3 and preach. Anyone who teaches novelties and refuses to fall in with the sound words of our Lord Jesus Christ and the doc­trine that tallies with godliness, is a conceited, ignorant creature, 4 with a morbid passion for con­troversy and argument which leads only to envy, dissension, in­sults, insinuations, and constant 5 friction between people who are depraved in mind and deprived of the Truth. They imagine re­ligion is a paying concern. As 6 indeed it is, rich profit, provided</text:span></text:p>
        <text:p text:style-name="P16"><text:span text:style-name="CharStyle17">* The words, “Give up being a total abstainer; take a little wine for the sake of your stomach and your frequent at­tacks of illness,” which follow, are either a marginal gloss or misplaced.</text:span></text:p>
        <text:p text:style-name="P14"><text:span text:style-name="CharStyle4">that it goes with a contented</text:span></text:p>
        <text:list xml:id="list1193990968034095603" text:style-name="L6">
          <text:list-item>
            <text:p text:style-name="P35"><text:span text:style-name="CharStyle4"><text:tab/>spirit—for we bring nothing into the world, and we can take</text:span></text:p>
          </text:list-item>
          <text:list-item>
            <text:p text:style-name="P35"><text:span text:style-name="CharStyle4"><text:tab/>nothing out of it; if we have food and clothes, we must be content</text:span></text:p>
          </text:list-item>
          <text:list-item>
            <text:p text:style-name="P37"><text:span text:style-name="CharStyle4"><text:tab/>with that. Those who are eager to be rich get tempted and trapped in many senseless and pernicious propensities, that drag men down to ruin and</text:span></text:p>
          </text:list-item>
          <text:list-item>
            <text:p text:style-name="P41"><text:span text:style-name="CharStyle4"><text:tab/>destruction. For love of money is the root of all mischief; it is by aspiring to be rich that cer­tain individuals have gone astray from the faith and found them­selves pierced with many a pang</text:span></text:p>
          </text:list-item>
          <text:list-item>
            <text:p text:style-name="P27"><text:soft-page-break/><text:span text:style-name="CharStyle20"><text:s/>of remorse.<text:tab/>Shun that, Oman of God, aim at integrity, godli­ness, faith, love, stedfastness,</text:span></text:p>
          </text:list-item>
        </text:list>
        <text:p text:style-name="P11"><text:span text:style-name="CharStyle4">is modesty; fight in the good fight of the faith, secure that life eter­nal to which you were called when you voiced the good con­fession in presence of many wit­nesses.</text:span></text:p>
        <text:list xml:id="list3555610608370552312" text:style-name="L7">
          <text:list-item>
            <text:p text:style-name="P42"><text:span text:style-name="CharStyle4"><text:tab/>In presence of God who is the Life of all, and of Christ Jesus who testified to the good confes-</text:span></text:p>
          </text:list-item>
          <text:list-item>
            <text:p text:style-name="P43"><text:span text:style-name="CharStyle4"><text:tab/>sion before Pontius Pilate, I charge you to keep your com­mission free from stain, free from reproach, till the appear­ance of our Lord Jesus Christ—</text:span></text:p>
          </text:list-item>
        </text:list>
        <text:p text:style-name="P6"><text:span text:style-name="CharStyle4">which will be brought about in </text:span><text:span text:style-name="CharStyle23">15 </text:span><text:span text:style-name="CharStyle4">due time by that blessed and only Sovereign, King of kings and Lord of lords, who alone has </text:span><text:span text:style-name="CharStyle23">16 </text:span><text:span text:style-name="CharStyle4">immortality, who dwells in light that no one can approach, whom no man ever has seen or can see.</text:span></text:p>
        <text:p text:style-name="P6"><text:span text:style-name="CharStyle4">To him be honour and eternal dominion: Amen.</text:span></text:p>
        <text:p text:style-name="P18"><text:span text:style-name="CharStyle4">Charge the rich of this world </text:span><text:span text:style-name="CharStyle23">17 </text:span><text:span text:style-name="CharStyle4">not to be supercilious, and not to fix their hopes on so uncer­tain a thing as riches but on the living God who richly provides us with all the joys of life; bid </text:span><text:span text:style-name="CharStyle23">18 </text:span><text:span text:style-name="CharStyle4">them be bountiful, rich in good works, open-handed and gener­ous, amassing right good * treas- 19 ure for themselves in the world to come, so as to secure the life which is life indeed.</text:span></text:p>
        <text:p text:style-name="P18"><text:span text:style-name="CharStyle4">O Timotheus, keep the securi- 20 ties of the faith intact: avoid the profane jargon and contradic­tions of what is falsely called ‘Knowledge.’ Certain individu- 21 als have failed in the faith by professing that.</text:span></text:p>
        <text:p text:style-name="P18"><text:span text:style-name="CharStyle4">Grace be with you. Amen.</text:span></text:p>
        <text:p text:style-name="P19"><text:span text:style-name="CharStyle17">*For fteniXiov I accept the attractive conjecture ?iav, in view of the close parallel in Tobit iv. 9-10<text:tab/></text:span><text:span text:style-name="CharStyle27">ya.Q Ayabbv</text:span></text:p>
        <text:p text:style-name="P22"><text:span text:style-name="CharStyle30">aeavtQ elg T)n^(?av</text:span><text:span text:style-name="CharStyle30"><text:span text:style-name="T1">i</text:span></text:span><text:span text:style-name="CharStyle30"> Avdvxiis </text:span><text:span text:style-name="CharStyle29">• Stott Ikermoovvri </text:span><text:span text:style-name="CharStyle31">iv.</text:span><text:span text:style-name="CharStyle29"> Oavatov e^erou).</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avid" svg:font-family="David"/>
    <style:font-face style:name="Georgia" svg:font-family="Georgia"/>
    <style:font-face style:name="Times New Roman" svg:font-family="'Times New Roman'"/>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ody_20_text_20__28_2_29_" style:display-name="Body text (2)" style:family="paragraph" style:master-page-name="">
      <style:graphic-properties draw:fill="solid" draw:fill-color="#ffffff" draw:opacity="100%"/>
      <style:paragraph-properties fo:margin-left="0in" fo:margin-right="0in" fo:margin-top="0in" fo:margin-bottom="0.0835in" loext:contextual-spacing="false" fo:line-height="0in" fo:text-align="center" style:justify-single-word="false" fo:text-indent="-0.222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Heading_20__23_1" style:display-name="Heading #1" style:family="paragraph" style:master-page-name="">
      <style:graphic-properties draw:fill="solid" draw:fill-color="#ffffff" draw:opacity="100%"/>
      <style:paragraph-properties fo:margin-top="0.0835in" fo:margin-bottom="0in" loext:contextual-spacing="false" fo:line-height="0in" fo:text-align="center" style:justify-single-word="false" style:page-number="auto" fo:background-color="#ffffff"/>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Body_20_text_20__28_3_29_" style:display-name="Body text (3)" style:family="paragraph" style:master-page-name="">
      <style:graphic-properties draw:fill="solid" draw:fill-color="#ffffff" draw:opacity="100%"/>
      <style:paragraph-properties fo:margin-left="0in" fo:margin-right="0in" fo:line-height="0.1272in" fo:text-align="justify" style:justify-single-word="false" fo:text-indent="0.1807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Times New Roman" fo:font-family="'Times New Roman'" fo:font-size="9pt" fo:letter-spacing="normal" fo:font-style="normal" style:text-underline-style="none" fo:font-weight="bold" style:font-name-asian="Times New Roman" style:font-family-asian="'Times New Roman'" style:font-size-asian="9pt" style:font-style-asian="normal" style:font-weight-asian="bold" style:font-name-complex="Times New Roman" style:font-family-complex="'Times New Roman'" style:font-size-complex="9pt" style:font-style-complex="normal" style:font-weight-complex="bold"/>
    </style:style>
    <style:style style:name="Body_20_text_20__28_4_29_" style:display-name="Body text (4)" style:family="paragraph" style:master-page-name="">
      <style:graphic-properties draw:fill="solid" draw:fill-color="#ffffff" draw:opacity="100%"/>
      <style:paragraph-properties fo:line-height="0.0866in" fo:text-align="justify" style:justify-single-word="false" style:page-number="auto" fo:background-color="#ffffff"/>
      <style:text-properties style:text-line-through-style="none" style:text-line-through-type="none" style:font-name="Times New Roman" fo:font-family="'Times New Roman'" fo:font-size="8pt" fo:font-style="normal" style:text-underline-style="none" fo:font-weight="normal" style:font-name-asian="Times New Roman" style:font-family-asian="'Times New Roman'" style:font-size-asian="8pt" style:font-style-asian="normal" style:font-weight-asian="normal" style:font-name-complex="Times New Roman" style:font-family-complex="'Times New Roman'" style:font-size-complex="8pt" style:font-style-complex="normal" style:font-weight-complex="normal"/>
    </style:style>
    <style:style style:name="Body_20_text_20__28_5_29_" style:display-name="Body text (5)" style:family="paragraph" style:master-page-name="">
      <style:graphic-properties draw:fill="solid" draw:fill-color="#ffffff" draw:opacity="100%"/>
      <style:paragraph-properties fo:margin-left="0in" fo:margin-right="0in" fo:line-height="0.1272in" fo:text-indent="-0.1807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6_29_" style:display-name="Body text (6)" style:family="paragraph" style:master-page-name="">
      <style:graphic-properties draw:fill="solid" draw:fill-color="#ffffff" draw:opacity="100%"/>
      <style:paragraph-properties fo:margin-left="0in" fo:margin-right="0in" fo:line-height="0.1272in" fo:text-align="justify" style:justify-single-word="false" fo:text-indent="-0.222in" style:auto-text-indent="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Body_20_text_20__28_7_29_" style:display-name="Body text (7)" style:family="paragraph" style:master-page-name="">
      <style:graphic-properties draw:fill="solid" draw:fill-color="#ffffff" draw:opacity="100%"/>
      <style:paragraph-properties fo:margin-left="0in" fo:margin-right="0in" fo:line-height="0.0866in" fo:text-indent="0.6528in" style:auto-text-indent="false" style:page-number="auto" fo:background-color="#ffffff"/>
      <style:text-properties style:text-line-through-style="none" style:text-line-through-type="none" style:font-name="Georgia" fo:font-family="Georgia" fo:font-size="6.5pt" fo:font-style="normal" style:text-underline-style="none" fo:font-weight="normal" style:font-name-asian="Georgia" style:font-family-asian="Georgia" style:font-size-asian="6.5pt" style:font-style-asian="normal" style:font-weight-asian="normal" style:font-name-complex="Georgia" style:font-family-complex="Georgia" style:font-size-complex="6.5pt" style:font-style-complex="normal" style:font-weight-complex="normal"/>
    </style:style>
    <style:style style:name="Body_20_text_20__28_3_29__20__2b__20_DropCap1" style:display-name="Body text (3) + DropCap1" style:family="paragraph" style:parent-style-name="Body_20_text_20__28_3_29_" style:master-page-name="">
      <style:paragraph-properties fo:margin-left="0in" fo:margin-right="0in" fo:margin-top="0in" fo:margin-bottom="0in" loext:contextual-spacing="false" fo:text-indent="0.1807in" style:auto-text-indent="false" style:page-number="auto">
        <style:drop-cap style:lines="2" style:distance="0.0535in" style:style-name="DropCap1"/>
      </style:paragraph-properties>
    </style:style>
    <style:style style:name="Body_20_text_20__28_3_29__20__2b__20_DropCap2" style:display-name="Body text (3) + DropCap2" style:family="paragraph" style:parent-style-name="Body_20_text_20__28_3_29_" style:master-page-name="">
      <style:paragraph-properties fo:margin-left="0in" fo:margin-right="0in" fo:margin-top="0in" fo:margin-bottom="0in" loext:contextual-spacing="false" fo:text-indent="0.1807in" style:auto-text-indent="false" style:page-number="auto">
        <style:drop-cap style:lines="2" style:distance="0.0035in" style:style-name="DropCap2"/>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6" style:family="text" style:parent-style-name="DefaultFontStyle">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CharStyle8"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42% 58%" style:font-name="Georgia" fo:font-family="Georgia" fo:font-size="17pt" fo:letter-spacing="normal" fo:font-style="normal" style:text-underline-style="none" fo:font-weight="normal" style:font-name-asian="Georgia" style:font-family-asian="Georgia" style:font-size-asian="17pt" style:font-style-asian="normal" style:font-weight-asian="normal" style:font-name-complex="Georgia" style:font-family-complex="Georgia" style:font-size-complex="17pt" style:font-style-complex="normal" style:font-weight-complex="normal" style:text-scale="100%"/>
    </style:style>
    <style:style style:name="CharStyle10" style:family="text" style:parent-style-name="CharStyle4">
      <style:text-properties fo:color="#000000" style:text-position="0% 100%" style:font-name="Times New Roman" fo:font-family="'Times New Roman'" fo:font-size="8.5pt" fo:letter-spacing="normal" fo:language="en" fo:country="US" style:font-name-asian="Times New Roman" style:font-family-asian="'Times New Roman'" style:font-size-asian="8.5pt" style:language-asian="en" style:country-asian="US" style:font-name-complex="Times New Roman" style:font-family-complex="'Times New Roman'" style:font-size-complex="8.5pt" style:language-complex="en" style:country-complex="US" style:text-scale="100%"/>
    </style:style>
    <style:style style:name="CharStyle11" style:family="text" style:parent-style-name="CharStyle4">
      <style:text-properties fo:color="#000000" style:text-position="0% 100%" fo:letter-spacing="-0.0138in" fo:language="en" fo:country="US" fo:font-style="italic" fo:font-weight="bold" style:language-asian="en" style:country-asian="US" style:font-style-asian="italic" style:font-weight-asian="bold" style:language-complex="en" style:country-complex="US" style:font-style-complex="italic" style:font-weight-complex="bold" style:text-scale="100%"/>
    </style:style>
    <style:style style:name="CharStyle13" style:family="text" style:parent-style-name="DefaultFontStyle">
      <style:text-properties style:text-line-through-style="none" style:text-line-through-type="none" style:font-name="Times New Roman" fo:font-family="'Times New Roman'" fo:font-size="9pt" fo:letter-spacing="normal" fo:font-style="normal" style:text-underline-style="none" fo:font-weight="bold" style:font-name-asian="Times New Roman" style:font-family-asian="'Times New Roman'" style:font-size-asian="9pt" style:font-style-asian="normal" style:font-weight-asian="bold" style:font-name-complex="Times New Roman" style:font-family-complex="'Times New Roman'" style:font-size-complex="9pt" style:font-style-complex="normal" style:font-weight-complex="bold"/>
    </style:style>
    <style:style style:name="CharStyle14" style:family="text" style:parent-style-name="CharStyle13">
      <style:text-properties fo:color="#000000" style:text-position="0% 100%" fo:language="en" fo:country="US" style:language-asian="en" style:country-asian="US" style:language-complex="en" style:country-complex="US" style:text-scale="100%"/>
    </style:style>
    <style:style style:name="DropCap2" style:family="text">
      <style:text-properties fo:color="#000000" style:text-line-through-style="none" style:text-line-through-type="none" style:text-position="30% 58%" style:font-name="David" fo:font-family="David" fo:font-size="20pt" fo:letter-spacing="normal" fo:font-style="normal" style:text-underline-style="none" fo:font-weight="normal" style:font-name-asian="David" style:font-family-asian="David" style:font-size-asian="20pt" style:font-style-asian="normal" style:font-weight-asian="normal" style:font-name-complex="David" style:font-family-complex="David" style:font-size-complex="20pt" style:font-style-complex="normal" style:font-weight-complex="normal" style:text-scale="100%"/>
    </style:style>
    <style:style style:name="CharStyle17" style:family="text" style:parent-style-name="DefaultFontStyle">
      <style:text-properties style:text-line-through-style="none" style:text-line-through-type="none" style:font-name="Times New Roman" fo:font-family="'Times New Roman'" fo:font-size="8pt" fo:font-style="normal" style:text-underline-style="none" fo:font-weight="normal" style:font-name-asian="Times New Roman" style:font-family-asian="'Times New Roman'" style:font-size-asian="8pt" style:font-style-asian="normal" style:font-weight-asian="normal" style:font-name-complex="Times New Roman" style:font-family-complex="'Times New Roman'" style:font-size-complex="8pt" style:font-style-complex="normal" style:font-weight-complex="normal"/>
    </style:style>
    <style:style style:name="CharStyle18" style:family="text" style:parent-style-name="CharStyle17">
      <style:text-properties fo:font-variant="small-caps" fo:color="#000000" style:text-position="0% 100%" fo:letter-spacing="normal" fo:language="en" fo:country="US" style:language-asian="en" style:country-asian="US" style:language-complex="en" style:country-complex="US" style:text-scale="100%"/>
    </style:style>
    <style:style style:name="CharStyle20"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21" style:family="text" style:parent-style-name="CharStyle20">
      <style:text-properties fo:color="#000000" style:text-position="0% 100%" style:font-name="Times New Roman" fo:font-family="'Times New Roman'" fo:font-size="8.5pt" fo:letter-spacing="normal" fo:language="en" fo:country="US" style:font-name-asian="Times New Roman" style:font-family-asian="'Times New Roman'" style:font-size-asian="8.5pt" style:language-asian="en" style:country-asian="US" style:font-name-complex="Times New Roman" style:font-family-complex="'Times New Roman'" style:font-size-complex="8.5pt" style:language-complex="en" style:country-complex="US" style:text-scale="100%"/>
    </style:style>
    <style:style style:name="CharStyle22" style:family="text" style:parent-style-name="CharStyle4">
      <style:text-properties fo:font-variant="small-caps" fo:color="#000000" style:text-position="0% 100%" fo:letter-spacing="normal" fo:language="en" fo:country="US" style:language-asian="en" style:country-asian="US" style:language-complex="en" style:country-complex="US" style:text-scale="100%"/>
    </style:style>
    <style:style style:name="CharStyle23" style:family="text" style:parent-style-name="CharStyle4">
      <style:text-properties fo:color="#000000" style:text-position="0% 100%" fo:letter-spacing="normal" fo:language="en" fo:country="US" style:language-asian="en" style:country-asian="US" style:language-complex="en" style:country-complex="US" style:text-scale="100%"/>
    </style:style>
    <style:style style:name="CharStyle25"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26" style:family="text" style:parent-style-name="CharStyle25">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27" style:family="text" style:parent-style-name="CharStyle17">
      <style:text-properties fo:color="#000000" style:text-position="0% 100%" style:font-name="David" fo:font-family="David" fo:font-size="6pt" fo:letter-spacing="normal" fo:language="en" fo:country="US" fo:font-style="italic" style:font-name-asian="David" style:font-family-asian="David" style:font-size-asian="6pt" style:language-asian="en" style:country-asian="US" style:font-style-asian="italic" style:font-name-complex="David" style:font-family-complex="David" style:font-size-complex="6pt" style:language-complex="en" style:country-complex="US" style:font-style-complex="italic" style:text-scale="100%"/>
    </style:style>
    <style:style style:name="CharStyle29" style:family="text" style:parent-style-name="DefaultFontStyle">
      <style:text-properties style:text-line-through-style="none" style:text-line-through-type="none" style:font-name="Georgia" fo:font-family="Georgia" fo:font-size="6.5pt" fo:font-style="normal" style:text-underline-style="none" fo:font-weight="normal" style:font-name-asian="Georgia" style:font-family-asian="Georgia" style:font-size-asian="6.5pt" style:font-style-asian="normal" style:font-weight-asian="normal" style:font-name-complex="Georgia" style:font-family-complex="Georgia" style:font-size-complex="6.5pt" style:font-style-complex="normal" style:font-weight-complex="normal"/>
    </style:style>
    <style:style style:name="CharStyle30" style:family="text" style:parent-style-name="CharStyle29">
      <style:text-properties fo:color="#000000" style:text-position="0% 100%" fo:font-size="6pt" fo:letter-spacing="normal" fo:language="en" fo:country="US" style:font-size-asian="6pt" style:language-asian="en" style:country-asian="US" style:font-size-complex="6pt" style:language-complex="en" style:country-complex="US" style:text-scale="100%"/>
    </style:style>
    <style:style style:name="CharStyle31" style:family="text" style:parent-style-name="CharStyle29">
      <style:text-properties fo:color="#000000" style:text-position="0% 100%" fo:letter-spacing="-0.0071in" fo:language="en" fo:country="US" fo:font-style="italic" fo:font-weight="bold" style:language-asian="en" style:country-asian="US" style:font-style-asian="italic" style:font-weight-asian="bold" style:language-complex="en" style:country-complex="US" style:font-style-complex="italic" style:font-weight-complex="bold"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634in" style:type="right"/>
        </style:tab-stops>
      </style:paragraph-properties>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728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866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9929in" fo:margin-left="0in" fo:margin-right="0in" fo:margin-bottom="0in"/>
      </style:header-style>
      <style:footer-style>
        <style:header-footer-properties fo:min-height="3.5335in" fo:margin-left="0in" fo:margin-right="0in" fo:margin-top="3.5335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528in" fo:margin-left="0in" fo:margin-right="0in" fo:margin-bottom="0in"/>
      </style:header-style>
      <style:footer-style>
        <style:header-footer-properties fo:min-height="3.5571in" fo:margin-left="0in" fo:margin-right="0in" fo:margin-top="3.5571in"/>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style:master-page style:name="PageStyle1" style:page-layout-name="Mpm3">
      <style:header>
        <text:p text:style-name="MP1"><draw:frame draw:style-name="Mfr1" draw:name="Frame1" text:anchor-type="paragraph" svg:x="3.6783in" svg:y="0.5965in" draw:z-index="0"><draw:text-box fo:min-height="0.1134in" fo:min-width="2.5634in"><text:p text:style-name="MP3"><text:span text:style-name="CharStyle14">1 TIMOTHEUS 3<text:tab/></text:span><text:page-number text:select-page="current">263</text:page-number></text:p></draw:text-box></draw:frame></text:p>
      </style:header>
      <style:header-left>
        <text:p text:style-name="MP1"><draw:frame draw:style-name="Mfr1" draw:name="1" text:anchor-type="paragraph" svg:x="3.6783in" svg:y="0.5965in" draw:z-index="0"><draw:text-box fo:min-height="0.1134in" fo:min-width="2.5634in"><text:p text:style-name="MP3"><text:span text:style-name="CharStyle14">1 TIMOTHEUS 3<text:tab/></text:span><text:page-number text:select-page="current">264</text:page-number></text:p></draw:text-box></draw:frame></text:p>
      </style:header-left>
      <style:footer>
        <text:p text:style-name="MP2"/>
      </style:footer>
      <style:footer-left>
        <text:p text:style-name="MP2"/>
      </style:footer-left>
    </style:master-page>
    <style:master-page style:name="PageStyle2" style:page-layout-name="Mpm3">
      <style:header>
        <text:p text:style-name="MP1"><draw:frame draw:style-name="Mfr1" draw:name="2" text:anchor-type="paragraph" svg:x="3.7134in" svg:y="0.6063in" draw:z-index="3"><draw:text-box fo:min-height="0.1035in" fo:min-width="2.5736in"><text:p text:style-name="MP4"><text:span text:style-name="CharStyle14">1 TIMOTHEUS 6<text:tab/></text:span><text:page-number text:select-page="current">267</text:page-number></text:p></draw:text-box></draw:frame></text:p>
      </style:header>
      <style:header-left>
        <text:p text:style-name="MP1"><draw:frame draw:style-name="Mfr1" draw:name="3" text:anchor-type="paragraph" svg:x="2.1665in" svg:y="0.5965in" draw:z-index="2"><draw:text-box fo:min-height="0.1098in" fo:min-width="2.5866in"><text:p text:style-name="MP5"><text:page-number text:select-page="current">266</text:page-number><text:span text:style-name="CharStyle14"><text:tab/>1 TIMOTHEUS 6</text:span></text:p></draw:text-box></draw:frame></text:p>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0" meta:object-count="0" meta:page-count="6" meta:paragraph-count="84" meta:word-count="2664" meta:character-count="14440" meta:non-whitespace-character-count="11871"/>
    <meta:generator>LibreOffice/4.4.5.2$Windows_x86 LibreOffice_project/a22f674fd25a3b6f45bdebf25400ed2adff0ff99</meta:generator>
  </office:meta>
</office:document-meta>
</file>